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u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AI</text:p>
          </table:table-cell>
        </table:table-row>
        <table:table-row-group>
          <table:table-row-group>
            <table:table-row table:style-name="ro1"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kalaha_max</text:p>
              </table:table-cell>
            </table:table-row>
            <table:table-row table:style-name="ro1"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kalaha_max</text:p>
              </table:table-cell>
            </table:table-row>
            <table:table-row table:style-name="ro1"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kalaha_max</text:p>
              </table:table-cell>
            </table:table-row>
            <table:table-row table:style-name="ro1"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kalaha_max</text:p>
              </table:table-cell>
            </table:table-row>
            <table:table-row table:style-name="ro1"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kalaha_max</text:p>
              </table:table-cell>
            </table:table-row>
            <table:table-row table:style-name="ro1"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kalaha_max</text:p>
              </table:table-cell>
            </table:table-row>
            <table:table-row table:style-name="ro1"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kalaha_max</text:p>
              </table:table-cell>
            </table:table-row>
            <table:table-row table:style-name="ro1"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kalaha_max</text:p>
              </table:table-cell>
            </table:table-row>
          </table:table-row-group>
          <table:table-row table:style-name="ro1">
            <table:table-cell table:style-name="Result" table:formula="of:=SUBTOTAL(9;[.$A$2:.$A$9])" office:value-type="float" office:value="138" calcext:value-type="float">
              <text:p>138</text:p>
            </table:table-cell>
            <table:table-cell table:style-name="Result" office:value-type="string" calcext:value-type="string">
              <text:p>kalaha_max Sum</text:p>
            </table:table-cell>
          </table:table-row>
          <table:table-row-group>
            <table:table-row table:style-name="ro1"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kalaha_min</text:p>
              </table:table-cell>
            </table:table-row>
            <table:table-row table:style-name="ro1"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kalaha_min</text:p>
              </table:table-cell>
            </table:table-row>
            <table:table-row table:style-name="ro1"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kalaha_min</text:p>
              </table:table-cell>
            </table:table-row>
            <table:table-row table:style-name="ro1"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kalaha_min</text:p>
              </table:table-cell>
            </table:table-row>
            <table:table-row table:style-name="ro1"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kalaha_min</text:p>
              </table:table-cell>
            </table:table-row>
            <table:table-row table:style-name="ro1"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kalaha_min</text:p>
              </table:table-cell>
            </table:table-row>
            <table:table-row table:style-name="ro1"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kalaha_min</text:p>
              </table:table-cell>
            </table:table-row>
          </table:table-row-group>
          <table:table-row table:style-name="ro1">
            <table:table-cell table:style-name="Result" table:formula="of:=SUBTOTAL(9;[.$A$11:.$A$17])" office:value-type="float" office:value="34" calcext:value-type="float">
              <text:p>34</text:p>
            </table:table-cell>
            <table:table-cell table:style-name="Result" office:value-type="string" calcext:value-type="string">
              <text:p>kalaha_min Sum</text:p>
            </table:table-cell>
          </table:table-row>
          <table:table-row-group>
            <table:table-row table:style-name="ro1"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my_turn</text:p>
              </table:table-cell>
            </table:table-row>
            <table:table-row table:style-name="ro1"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my_turn</text:p>
              </table:table-cell>
            </table:table-row>
            <table:table-row table:style-name="ro1"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my_turn</text:p>
              </table:table-cell>
            </table:table-row>
            <table:table-row table:style-name="ro1"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my_turn</text:p>
              </table:table-cell>
            </table:table-row>
            <table:table-row table:style-name="ro1"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my_turn</text:p>
              </table:table-cell>
            </table:table-row>
            <table:table-row table:style-name="ro1"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my_turn</text:p>
              </table:table-cell>
            </table:table-row>
            <table:table-row table:style-name="ro1"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my_turn</text:p>
              </table:table-cell>
            </table:table-row>
            <table:table-row table:style-name="ro1"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my_turn</text:p>
              </table:table-cell>
            </table:table-row>
          </table:table-row-group>
          <table:table-row table:style-name="ro1">
            <table:table-cell table:style-name="Result" table:formula="of:=SUBTOTAL(9;[.$A$19:.$A$26])" office:value-type="float" office:value="45" calcext:value-type="float">
              <text:p>45</text:p>
            </table:table-cell>
            <table:table-cell table:style-name="Result" office:value-type="string" calcext:value-type="string">
              <text:p>my_turn Sum</text:p>
            </table:table-cell>
          </table:table-row>
          <table:table-row-group>
            <table:table-row table:style-name="ro1"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it_max</text:p>
              </table:table-cell>
            </table:table-row>
            <table:table-row table:style-name="ro1"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it_max</text:p>
              </table:table-cell>
            </table:table-row>
            <table:table-row table:style-name="ro1"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it_max</text:p>
              </table:table-cell>
            </table:table-row>
            <table:table-row table:style-name="ro1"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it_max</text:p>
              </table:table-cell>
            </table:table-row>
            <table:table-row table:style-name="ro1"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it_max</text:p>
              </table:table-cell>
            </table:table-row>
            <table:table-row table:style-name="ro1"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it_max</text:p>
              </table:table-cell>
            </table:table-row>
            <table:table-row table:style-name="ro1"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it_max</text:p>
              </table:table-cell>
            </table:table-row>
          </table:table-row-group>
          <table:table-row table:style-name="ro1">
            <table:table-cell table:style-name="Result" table:formula="of:=SUBTOTAL(9;[.$A$28:.$A$34])" office:value-type="float" office:value="40" calcext:value-type="float">
              <text:p>40</text:p>
            </table:table-cell>
            <table:table-cell table:style-name="Result" office:value-type="string" calcext:value-type="string">
              <text:p>pit_max Sum</text:p>
            </table:table-cell>
          </table:table-row>
          <table:table-row-group>
            <table:table-row table:style-name="ro1"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sq_pit_min</text:p>
              </table:table-cell>
            </table:table-row>
            <table:table-row table:style-name="ro1"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sq_pit_min</text:p>
              </table:table-cell>
            </table:table-row>
            <table:table-row table:style-name="ro1"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q_pit_min</text:p>
              </table:table-cell>
            </table:table-row>
            <table:table-row table:style-name="ro1"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sq_pit_min</text:p>
              </table:table-cell>
            </table:table-row>
            <table:table-row table:style-name="ro1"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sq_pit_min</text:p>
              </table:table-cell>
            </table:table-row>
            <table:table-row table:style-name="ro1"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sq_pit_min</text:p>
              </table:table-cell>
            </table:table-row>
            <table:table-row table:style-name="ro1"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sq_pit_min</text:p>
              </table:table-cell>
            </table:table-row>
          </table:table-row-group>
          <table:table-row table:style-name="ro1">
            <table:table-cell table:style-name="Result" table:formula="of:=SUBTOTAL(9;[.$A$36:.$A$42])" office:value-type="float" office:value="58" calcext:value-type="float">
              <text:p>58</text:p>
            </table:table-cell>
            <table:table-cell table:style-name="Result" office:value-type="string" calcext:value-type="string">
              <text:p>sq_pit_min Sum</text:p>
            </table:table-cell>
          </table:table-row>
        </table:table-row-group>
        <table:table-row table:style-name="ro1">
          <table:table-cell table:style-name="Result" table:formula="of:=SUBTOTAL(9;[.$A$2:.$A$43])" office:value-type="float" office:value="315" calcext:value-type="float">
            <text:p>315</text:p>
          </table:table-cell>
          <table:table-cell table:style-name="Result" office:value-type="string" calcext:value-type="string">
            <text:p>Grand Total</text:p>
          </table:table-cell>
        </table:table-row>
      </table:table>
      <table:table table:name="Sheet2" table:style-name="ta1">
        <table:shapes>
          <draw:frame draw:z-index="0" draw:style-name="gr1" draw:text-style-name="P1" svg:width="341.52pt" svg:height="255.09pt" svg:x="0pt" svg:y="88.64pt">
            <loext:p draw:notify-on-update-of-ranges="Sheet2.B2:Sheet2.B6 Sheet2.A1:Sheet2.A1 Sheet2.A2:Sheet2.A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I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kalaha_max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kalaha_min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y_turn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it_max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sq_pit_min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DB__1" table:target-range-address="truc.A2:truc.B42" table:contains-header="false"/>
        <table:database-range table:name="__Anonymous_DB__2" table:target-range-address="truc.A1:truc.B44">
          <table:sort table:bind-styles-to-content="false">
            <table:sort-by table:field-number="1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0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17:04:42.970539139</dc:date>
    <meta:editing-duration>PT6M8S</meta:editing-duration>
    <meta:editing-cycles>4</meta:editing-cycles>
    <meta:generator>LibreOffice/5.1.3.2$Linux_X86_64 LibreOffice_project/10m0$Build-2</meta:generator>
    <meta:document-statistic meta:table-count="2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49cm" svg:height="9cm" xlink:href=".." xlink:type="simple" chart:class="chart:circle" chart:style-name="ch1">
        <chart:legend chart:legend-position="end" svg:x="9.442cm" svg:y="3.205cm" style:legend-expansion="high" chart:style-name="ch2"/>
        <chart:plot-area chart:style-name="ch3" table:cell-range-address="Sheet2.A2:Sheet2.B6 Sheet2.A1:Sheet2.A1" chart:data-source-has-labels="both" svg:x="0.24cm" svg:y="0.18cm" svg:width="8.962cm" svg:height="8.64cm">
          <chartooo:coordinate-region svg:x="0.401cm" svg:y="0.181cm" svg:width="8.639cm" svg:height="8.639cm"/>
          <chart:axis chart:dimension="x" chart:name="primary-x" chart:style-name="ch4" chartooo:axis-type="auto">
            <chartooo:date-scale/>
            <chart:categories table:cell-range-address="Sheet2.B2:Sheet2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A2:Sheet2.A6" chart:label-cell-address="Sheet2.A1:Sheet2.A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2.A1:Sheet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alaha_max</text:p>
                <draw:g>
                  <svg:desc>Sheet2.B2:Sheet2.B6</svg:desc>
                </draw:g>
              </table:table-cell>
              <table:table-cell office:value-type="float" office:value="138">
                <text:p>138</text:p>
                <draw:g>
                  <svg:desc>Sheet2.A2:Sheet2.A6</svg:desc>
                </draw:g>
              </table:table-cell>
            </table:table-row>
            <table:table-row>
              <table:table-cell office:value-type="string">
                <text:p>kalaha_mi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my_tur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pit_max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q_pit_min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